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oboto" svg:font-family="Roboto, sans-serif"/>
    <style:font-face style:name="monospace" svg:font-family="monospace, monospace"/>
  </office:font-face-decls>
  <office:automatic-styles>
    <style:style style:name="P1" style:family="paragraph" style:parent-style-name="Standard">
      <style:paragraph-properties fo:text-align="start" style:justify-single-word="false">
        <style:tab-stops>
          <style:tab-stop style:position="9.491cm"/>
        </style:tab-stops>
      </style:paragraph-properties>
      <style:text-properties fo:font-size="20pt" fo:font-style="normal" style:text-underline-style="solid" style:text-underline-width="auto" style:text-underline-color="font-color" fo:font-weight="bold" officeooo:rsid="0011d7e0" officeooo:paragraph-rsid="0011d7e0" style:font-size-asian="20pt" style:font-style-asian="normal" style:font-weight-asian="bold" style:font-size-complex="20pt" style:font-style-complex="normal" style:font-weight-complex="bold"/>
    </style:style>
    <style:style style:name="P2" style:family="paragraph" style:parent-style-name="Standard">
      <style:paragraph-properties fo:text-align="start" style:justify-single-word="false">
        <style:tab-stops>
          <style:tab-stop style:position="9.491cm"/>
        </style:tab-stops>
      </style:paragraph-properties>
      <style:text-properties fo:font-size="20pt" fo:font-style="normal" style:text-underline-style="solid" style:text-underline-width="auto" style:text-underline-color="font-color" fo:font-weight="bold" officeooo:rsid="00141e5f" officeooo:paragraph-rsid="00141e5f" style:font-size-asian="20pt" style:font-style-asian="normal" style:font-weight-asian="bold" style:font-size-complex="20pt" style:font-style-complex="normal" style:font-weight-complex="bold"/>
    </style:style>
    <style:style style:name="P3" style:family="paragraph" style:parent-style-name="Standard">
      <style:paragraph-properties fo:text-align="start" style:justify-single-word="false">
        <style:tab-stops>
          <style:tab-stop style:position="9.491cm"/>
        </style:tab-stops>
      </style:paragraph-properties>
      <style:text-properties fo:font-size="20pt" style:text-underline-style="solid" style:text-underline-width="auto" style:text-underline-color="font-color" fo:font-weight="bold" officeooo:paragraph-rsid="00154cd0" style:font-size-asian="20pt" style:font-weight-asian="bold" style:font-size-complex="20pt" style:font-weight-complex="bold"/>
    </style:style>
    <style:style style:name="P4" style:family="paragraph" style:parent-style-name="Standard">
      <style:text-properties fo:font-size="20pt" fo:font-weight="bold" style:font-size-asian="20pt" style:font-weight-asian="bold" style:font-size-complex="20pt" style:font-weight-complex="bold"/>
    </style:style>
    <style:style style:name="P5" style:family="paragraph" style:parent-style-name="Standard">
      <style:paragraph-properties fo:text-align="start" style:justify-single-word="false">
        <style:tab-stops>
          <style:tab-stop style:position="9.491cm"/>
        </style:tab-stops>
      </style:paragraph-properties>
      <style:text-properties fo:font-size="14pt" fo:font-style="normal" style:text-underline-style="solid" style:text-underline-width="auto" style:text-underline-color="font-color" fo:font-weight="normal" officeooo:rsid="0011d7e0" officeooo:paragraph-rsid="0011d7e0"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ab-stops>
          <style:tab-stop style:position="9.491cm"/>
        </style:tab-stops>
      </style:paragraph-properties>
      <style:text-properties fo:font-size="14pt" fo:font-style="normal" style:text-underline-style="solid" style:text-underline-width="auto" style:text-underline-color="font-color" fo:font-weight="normal" officeooo:rsid="00154cd0" officeooo:paragraph-rsid="00154cd0"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ab-stops>
          <style:tab-stop style:position="9.491cm"/>
        </style:tab-stops>
      </style:paragraph-properties>
      <style:text-properties fo:font-size="22pt" fo:font-style="normal" style:text-underline-style="solid" style:text-underline-width="auto" style:text-underline-color="font-color" fo:font-weight="bold" officeooo:rsid="0011d7e0" officeooo:paragraph-rsid="0011d7e0" style:font-size-asian="22pt" style:font-style-asian="normal" style:font-weight-asian="bold" style:font-size-complex="22pt" style:font-style-complex="normal" style:font-weight-complex="bold"/>
    </style:style>
    <style:style style:name="P8" style:family="paragraph" style:parent-style-name="Standard">
      <style:paragraph-properties fo:text-align="start" style:justify-single-word="false">
        <style:tab-stops>
          <style:tab-stop style:position="9.491cm"/>
        </style:tab-stops>
      </style:paragraph-properties>
      <style:text-properties fo:font-size="22pt" fo:font-style="normal" style:text-underline-style="solid" style:text-underline-width="auto" style:text-underline-color="font-color" fo:font-weight="bold" officeooo:rsid="001b43ad" officeooo:paragraph-rsid="0011d7e0" style:font-size-asian="22pt" style:font-style-asian="normal" style:font-weight-asian="bold" style:font-size-complex="22pt" style:font-style-complex="normal" style:font-weight-complex="bold"/>
    </style:style>
    <style:style style:name="P9" style:family="paragraph" style:parent-style-name="Standard">
      <style:paragraph-properties fo:text-align="start" style:justify-single-word="false">
        <style:tab-stops>
          <style:tab-stop style:position="9.491cm"/>
        </style:tab-stops>
      </style:paragraph-properties>
      <style:text-properties officeooo:paragraph-rsid="0011d7e0"/>
    </style:style>
    <style:style style:name="P10" style:family="paragraph" style:parent-style-name="Standard">
      <style:paragraph-properties fo:text-align="start" style:justify-single-word="false">
        <style:tab-stops>
          <style:tab-stop style:position="9.491cm"/>
        </style:tab-stops>
      </style:paragraph-properties>
      <style:text-properties fo:font-size="16pt" fo:font-style="normal" style:text-underline-style="none" fo:font-weight="bold" officeooo:rsid="00154cd0" officeooo:paragraph-rsid="00154cd0" style:font-size-asian="16pt" style:font-style-asian="normal" style:font-weight-asian="bold" style:font-size-complex="16pt" style:font-style-complex="normal" style:font-weight-complex="bold"/>
    </style:style>
    <style:style style:name="P11" style:family="paragraph" style:parent-style-name="Standard">
      <style:paragraph-properties fo:text-align="start" style:justify-single-word="false">
        <style:tab-stops>
          <style:tab-stop style:position="9.491cm"/>
        </style:tab-stops>
      </style:paragraph-properties>
      <style:text-properties fo:font-size="16pt" fo:font-style="normal" style:text-underline-style="solid" style:text-underline-width="auto" style:text-underline-color="font-color" fo:font-weight="normal" officeooo:rsid="0011d7e0" officeooo:paragraph-rsid="0011d7e0"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style:text-properties fo:font-size="26pt" fo:font-style="normal" style:text-underline-style="solid" style:text-underline-width="auto" style:text-underline-color="font-color" fo:font-weight="bold" officeooo:rsid="0011d7e0" officeooo:paragraph-rsid="0011d7e0" style:font-size-asian="26pt" style:font-style-asian="normal" style:font-weight-asian="bold" style:font-size-complex="26pt" style:font-style-complex="normal" style:font-weight-complex="bold"/>
    </style:style>
    <style:style style:name="P13" style:family="paragraph" style:parent-style-name="Standard">
      <style:text-properties fo:font-size="20pt" fo:font-weight="bold" style:font-size-asian="20pt" style:font-weight-asian="bold" style:font-size-complex="20pt" style:font-weight-complex="bold"/>
    </style:style>
    <style:style style:name="P14" style:family="paragraph" style:parent-style-name="Standard">
      <style:text-properties fo:font-size="12pt" fo:font-weight="normal" style:font-size-asian="12pt" style:font-weight-asian="normal" style:font-size-complex="12pt" style:font-weight-complex="normal"/>
    </style:style>
    <style:style style:name="P15" style:family="paragraph" style:parent-style-name="Standard">
      <style:text-properties fo:font-size="22pt" fo:font-weight="bold" style:font-size-asian="22pt" style:font-weight-asian="bold" style:font-size-complex="22pt" style:font-weight-complex="bold"/>
    </style:style>
    <style:style style:name="P16" style:family="paragraph" style:parent-style-name="Text_20_body" style:list-style-name="L1"/>
    <style:style style:name="T1" style:family="text">
      <style:text-properties officeooo:rsid="001446b2"/>
    </style:style>
    <style:style style:name="T2" style:family="text">
      <style:text-properties officeooo:rsid="00154cd0"/>
    </style:style>
    <style:style style:name="T3" style:family="text">
      <style:text-properties fo:font-size="14pt" fo:font-style="normal" style:text-underline-style="solid" style:text-underline-width="auto" style:text-underline-color="font-color" fo:font-weight="normal" officeooo:rsid="0011d7e0" style:font-size-asian="12.25pt" style:font-style-asian="normal" style:font-weight-asian="normal" style:font-size-complex="14pt" style:font-style-complex="normal" style:font-weight-complex="normal"/>
    </style:style>
    <style:style style:name="T4" style:family="text">
      <style:text-properties fo:font-style="normal" officeooo:rsid="00154cd0" style:font-style-asian="normal" style:font-style-complex="normal"/>
    </style:style>
    <style:style style:name="T5" style:family="text">
      <style:text-properties officeooo:rsid="00198926"/>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ntermedio POO JAVASCRIPT</text:p>
      <text:p text:style-name="P10">Clase 2</text:p>
      <text:p text:style-name="P5">Static: atributos y métodos estáticos en JavaScript</text:p>
      <text:p text:style-name="P5">Hasta ahora habíamos aprendido que apara acceder a los métodos o atributos de una clase o prototipo teníamos que crear una instancia del prototipo(Objeto). Pero hay una forma de que podemos saltarnos tener que crear una instancia del prototipo para acceder a los métodos o atributos, esta es la forma Static</text:p>
      <text:p text:style-name="P5"/>
      <text:p text:style-name="P5">Para crear atributos estáticos los cuales podamos acceder sin crear un objeto o una instancia de este prototipo, solo hay que agregar al atributo la palabra **static**</text:p>
      <text:p text:style-name="P5"/>
      <text:p text:style-name="P5">Métodos estáticos de Objetct</text:p>
      <text:p text:style-name="P5"/>
      <text:p text:style-name="P5">const objetito = {</text:p>
      <text:p text:style-name="P5"><text:s text:c="4"/>name: "Carlitos",</text:p>
      <text:p text:style-name="P5"><text:s text:c="4"/>email: "carlitosmazzaroli@gmail.com",</text:p>
      <text:p text:style-name="P5"><text:s text:c="4"/>age: 16,</text:p>
      <text:p text:style-name="P5">}</text:p>
      <text:p text:style-name="P5">Object.keys()</text:p>
      <text:p text:style-name="P5">Nos devuelve una lista con todos los keys(nombres claves) de nuestro objeto objetito</text:p>
      <text:p text:style-name="P5"/>
      <text:p text:style-name="P5">Object.keys(objetito)</text:p>
      <text:p text:style-name="P5">// (3) ["name", "email", "age"]</text:p>
      <text:p text:style-name="P5">Object.getOwnPropertyNames()</text:p>
      <text:p text:style-name="P5">Hace prácticamente lo mismo que Object.keys con pequeñas diferencias DOCUMENTACION</text:p>
      <text:p text:style-name="P5"/>
      <text:p text:style-name="P5">Object.getOwnPropertyNames(objetito)</text:p>
      <text:p text:style-name="P5">// (3) ["name", "email", "age"]</text:p>
      <text:p text:style-name="P5">Object.entries()</text:p>
      <text:p text:style-name="P5">El método entries nos devolverá un arrays de arrays donde tendremos nuestra palabra clave con su <text:s/>respectivo valor por cada propiedad del prototipo [key, <text:s/>value]</text:p>
      <text:p text:style-name="P5"/>
      <text:p text:style-name="P5">Object.entries(objetito)</text:p>
      <text:p text:style-name="P5">// [</text:p>
      <text:p text:style-name="P5">// <text:s text:c="4"/>0: (2) ["name", "Carlitos"]</text:p>
      <text:p text:style-name="P5">// <text:s text:c="4"/>1: (2) ["email", "carlitosmazzaroli@gmail.com"]</text:p>
      <text:p text:style-name="P5">// <text:s text:c="4"/>2: (2) ["age", 16]</text:p>
      <text:p text:style-name="P5">// ]</text:p>
      <text:p text:style-name="P5">Object.getOwnPropertyDescriptors(objetito)</text:p>
      <text:p text:style-name="P5">Nos devuelve todas las propiedades de los objetos, con sus keys y values, y otros atributos. Los atributos</text:p>
      <text:p text:style-name="P5">writable, configurable y enumerable</text:p>
      <text:p text:style-name="P5"><text:soft-page-break/>es la forma que tiene JavaScript para limitar el acceso modificar o modificación de nuestros atributos o de nuestros objetos.</text:p>
      <text:p text:style-name="P5"/>
      <text:p text:style-name="P5">Object.getOwnPropertyDescriptors(objetito) </text:p>
      <text:p text:style-name="P5">// {</text:p>
      <text:p text:style-name="P5">// <text:s text:c="4"/>age:{</text:p>
      <text:p text:style-name="P5">// <text:s text:c="8"/>configurable: true</text:p>
      <text:p text:style-name="P5">// <text:s text:c="8"/>enumerable: true</text:p>
      <text:p text:style-name="P5">// <text:s text:c="8"/>value: 16</text:p>
      <text:p text:style-name="P5">// <text:s text:c="8"/>writable: true</text:p>
      <text:p text:style-name="P5">// <text:s text:c="4"/>}</text:p>
      <text:p text:style-name="P5">// <text:s text:c="4"/>email:{</text:p>
      <text:p text:style-name="P5">// <text:s text:c="8"/>configurable: true</text:p>
      <text:p text:style-name="P5">// <text:s text:c="8"/>enumerable: true</text:p>
      <text:p text:style-name="P5">// <text:s text:c="8"/>value: "carlitosmazzaroli@gmail.com"</text:p>
      <text:p text:style-name="P5">// <text:s text:c="8"/>writable: true</text:p>
      <text:p text:style-name="P5">// <text:s text:c="4"/>}</text:p>
      <text:p text:style-name="P5">// <text:s text:c="4"/>name:{</text:p>
      <text:p text:style-name="P5">// <text:s text:c="8"/>configurable: true</text:p>
      <text:p text:style-name="P5">// <text:s text:c="8"/>enumerable: true</text:p>
      <text:p text:style-name="P5">// <text:s text:c="8"/>value: "Carlitos"</text:p>
      <text:p text:style-name="P5">// <text:s text:c="4"/>}</text:p>
      <text:p text:style-name="P5">// }</text:p>
      <text:p text:style-name="P5">Encapsulamiento</text:p>
      <text:p text:style-name="P5">Si recordamos del curso anterior, el objetivo del encapsulamiento es limitiar quien puede modificar, acceder o ejecutar nuestros metodos o atributos de la clase o prototipo.</text:p>
      <text:p text:style-name="P5"/>
      <text:p text:style-name="P5">Ahora con las propiedades writable configurable enumerable podemos limitar quien tiene acceso, modificar nuestros objetos.</text:p>
      <text:p text:style-name="P5"/>
      <text:p text:style-name="P2">Clase <text:span text:style-name="T2">3</text:span>: Metodos estaticos del prototipo object.</text:p>
      <text:p text:style-name="P1"/>
      <text:p text:style-name="P5">Una de las propiedades que es relavante es el object.entries.</text:p>
      <text:p text:style-name="P5"/>
      <text:p text:style-name="P5">Esta se puede utilizar para entrar a los objectos y trabajar de una manera similar que lo hacemos con la instancia, la diferencia es que una vez ejecutado el objec.entries, este cmabiara TODO el objecto y lo movera a ser un array, por lo tanto el THIS dejara de pincharle donde lo hacia por defecto…</text:p>
      <text:p text:style-name="P5"/>
      <text:p text:style-name="P5">const juan = {</text:p>
      <text:p text:style-name="P5"><text:s text:c="2"/>name: "jaunito",</text:p>
      <text:p text:style-name="P5"><text:s text:c="2"/>age: 18,</text:p>
      <text:p text:style-name="P5"><text:s text:c="2"/>approvedCourses: ["curso 1"],</text:p>
      <text:p text:style-name="P5"><text:soft-page-break/><text:s text:c="2"/>addCourse(newCourse) {</text:p>
      <text:p text:style-name="P5"><text:s text:c="4"/>console.log("this sera", this);</text:p>
      <text:p text:style-name="P5"><text:s text:c="4"/>console.log("this.approvedCourses sera", this.approvedCourses);</text:p>
      <text:p text:style-name="P5"><text:s text:c="4"/>this.approvedCourses.push(newCourse);</text:p>
      <text:p text:style-name="P5"><text:s text:c="4"/></text:p>
      <text:p text:style-name="P5"><text:s text:c="2"/>}</text:p>
      <text:p text:style-name="P5">}</text:p>
      <text:p text:style-name="P5"/>
      <text:p text:style-name="P5">console.group();</text:p>
      <text:p text:style-name="P5"><text:s text:c="2"/>console.log(Object.keys(juan));</text:p>
      <text:p text:style-name="P5"><text:s text:c="2"/>console.log(Object.getOwnPropertyNames(juan));</text:p>
      <text:p text:style-name="P5"><text:s text:c="2"/>console.log(Object.entries(juan));</text:p>
      <text:p text:style-name="P5">console.groupEnd();</text:p>
      <text:p text:style-name="P5"/>
      <text:p text:style-name="P5">//manera normal de encarar un metodo, juan.addCourse("chino");</text:p>
      <text:p text:style-name="P5"/>
      <text:p text:style-name="P5">//con el object.entries =&gt; </text:p>
      <text:p text:style-name="P5">// Object.entries(juan)[3][1]("curso 2");</text:p>
      <text:p text:style-name="P5">//lo que hago es entrar a juan,al elemtno 3, y luego dentro de otro array[1], todo esto se como encararlo gracias a </text:p>
      <text:p text:style-name="P5">// console.log(Object.entries(juan)); y de aca me fui moviendo hasta llegar a esto Object.entries(juan)[3][1]("curso 2");</text:p>
      <text:p text:style-name="P5">//de manera a simple vista paecelo mismo, perooo como escribi ates, el objecto cambia la manera de apuntar con el this, y lo que responderala consola es:</text:p>
      <text:p text:style-name="P5">//this sera (2) ["addCourse", ƒ] =&gt; como se puede ver, cambio ya no apunta a juan.</text:p>
      <text:p text:style-name="P5">// this.approvedCourses sera undefined</text:p>
      <text:p text:style-name="P5"/>
      <text:p text:style-name="P5">Otro metodo estatico es:</text:p>
      <text:p text:style-name="P5"/>
      <text:p text:style-name="P5">[Object.defineProperty()](https://developer.mozilla.org/en-US/docs/Web/JavaScript/Reference/Global_Objects/Object/defineProperty)</text:p>
      <text:p text:style-name="P5">El método estático Object.defineProperty() define una nueva propiedad(con propiedad me refiero a crear ejemplo un age: 18, de manera super manuel ) sobre un objeto, o modifica una ya existente, y devuelve el objeto modificado.</text:p>
      <text:p text:style-name="P5"/>
      <text:p text:style-name="P5">Sintaxis</text:p>
      <text:p text:style-name="P5">Object.defineProperty(obj, prop, descriptor)</text:p>
      <text:p text:style-name="P5"/>
      <text:p text:style-name="P5">Parámetros</text:p>
      <text:p text:style-name="P5">objEl objeto sobre el cual se define la propiedad.</text:p>
      <text:p text:style-name="P5"/>
      <text:p text:style-name="P5">propEl nombre de la propiedad a ser definida o modificada.</text:p>
      <text:p text:style-name="P5"/>
      <text:p text:style-name="P5">descriptorEl descriptor de la propiedad que está siendo definida o modificada</text:p>
      <text:p text:style-name="P5"/>
      <text:p text:style-name="P5"><text:soft-page-break/>const juan = {</text:p>
      <text:p text:style-name="P5"><text:s text:c="2"/>name: "jaunito",</text:p>
      <text:p text:style-name="P5"><text:s text:c="2"/>age: 18,</text:p>
      <text:p text:style-name="P5"><text:s text:c="2"/>approvedCourses: ["curso 1"],</text:p>
      <text:p text:style-name="P5"><text:s text:c="2"/>addCourse(newCourse) {</text:p>
      <text:p text:style-name="P5"><text:s text:c="4"/>console.log("this sera", this);</text:p>
      <text:p text:style-name="P5"><text:s text:c="4"/>console.log("this.approvedCourses sera", this.approvedCourses);</text:p>
      <text:p text:style-name="P5"><text:s text:c="4"/>this.approvedCourses.push(newCourse);</text:p>
      <text:p text:style-name="P5"><text:s text:c="4"/></text:p>
      <text:p text:style-name="P5"><text:s text:c="2"/>}</text:p>
      <text:p text:style-name="P5">}</text:p>
      <text:p text:style-name="P5"/>
      <text:p text:style-name="P5">Object.defineProperty(juan, "pruebaNASA", {</text:p>
      <text:p text:style-name="P5"><text:s text:c="2"/>value: "extraterrestres",</text:p>
      <text:p text:style-name="P5"><text:s text:c="2"/>writable: true,</text:p>
      <text:p text:style-name="P5"><text:s text:c="2"/>enumerable: true,</text:p>
      <text:p text:style-name="P5"><text:s text:c="2"/>configurable: true,</text:p>
      <text:p text:style-name="P5">})</text:p>
      <text:p text:style-name="P5"/>
      <text:p text:style-name="P5">//juan es el obj, prop es "pruebaNASA", "descriptor" son todos los atributos</text:p>
      <text:p text:style-name="P5">//como value,writable, etc etc </text:p>
      <text:p text:style-name="P5"/>
      <text:p text:style-name="P7"><text:span text:style-name="T1">Clase</text:span><text:span text:style-name="T2">4</text:span><text:span text:style-name="T1">:</text:span>Object.defineProperty</text:p>
      <text:p text:style-name="P5">Con esta propiedad se pueden definir nuevas propiedades a nuestro objeto. Así mismo, se puede configurar ciertas características de la propiedad tales como:</text:p>
      <text:p text:style-name="P5"/>
      <text:p text:style-name="P5">Configurable: Esta indica si la propiedad puede ser borrada o eliminada</text:p>
      <text:p text:style-name="P5">Enumerable: Indica si la propiedad puede ser mostrada en la enumeración de las mismas. Existen ciertos métodos que toman como referencia este valor para mostrar la propiedad</text:p>
      <text:p text:style-name="P5">Writable: Esta indica si la propiedad puede ser modificada con el operador de asignación (=)</text:p>
      <text:p text:style-name="P5">const person = {</text:p>
      <text:p text:style-name="P5"><text:s text:c="2"/>userName: 'zajithcorro',</text:p>
      <text:p text:style-name="P5"><text:s text:c="2"/>age: 26,</text:p>
      <text:p text:style-name="P5"><text:s text:c="2"/>approvedCourses: ['Curso Profesional de Git y Github'],</text:p>
      <text:p text:style-name="P5"><text:s text:c="2"/>addApprovedCourse (course) {</text:p>
      <text:p text:style-name="P5"><text:s text:c="4"/>console.log(this)</text:p>
      <text:p text:style-name="P5"><text:s text:c="4"/>this.approvedCourses.push(course);</text:p>
      <text:p text:style-name="P5"><text:s text:c="2"/>}</text:p>
      <text:p text:style-name="P5">}</text:p>
      <text:p text:style-name="P5">Object.defineProperty(person, "mail", {</text:p>
      <text:p text:style-name="P5"><text:s text:c="4"/>value: "zajith@outlook.com",</text:p>
      <text:p text:style-name="P5"><text:s text:c="4"/>writable: false,</text:p>
      <text:p text:style-name="P5"><text:soft-page-break/><text:s text:c="4"/>enumerable: true,</text:p>
      <text:p text:style-name="P5"><text:s text:c="4"/>configurable: true</text:p>
      <text:p text:style-name="P5">})</text:p>
      <text:p text:style-name="P5"/>
      <text:p text:style-name="P5">Object.defineProperty(person, "twitter", {</text:p>
      <text:p text:style-name="P5"><text:s text:c="4"/>value: "zajithcorro",</text:p>
      <text:p text:style-name="P5"><text:s text:c="4"/>writable: true,</text:p>
      <text:p text:style-name="P5"><text:s text:c="4"/>enumerable: false,</text:p>
      <text:p text:style-name="P5"><text:s text:c="4"/>configurable: true</text:p>
      <text:p text:style-name="P5">})</text:p>
      <text:p text:style-name="P5"/>
      <text:p text:style-name="P5">Object.defineProperty(person, "platziPoints", {</text:p>
      <text:p text:style-name="P5"><text:s text:c="4"/>value: 7500,</text:p>
      <text:p text:style-name="P5"><text:s text:c="4"/>writable: true,</text:p>
      <text:p text:style-name="P5"><text:s text:c="4"/>enumerable: true,</text:p>
      <text:p text:style-name="P5"><text:s text:c="4"/>configurable: false</text:p>
      <text:p text:style-name="P5">})</text:p>
      <text:p text:style-name="P5"/>
      <text:p text:style-name="P5">Object.defineProperty(person, "gender", {</text:p>
      <text:p text:style-name="P5"><text:s text:c="4"/>value: "male",</text:p>
      <text:p text:style-name="P5"><text:s text:c="4"/>writable: false,</text:p>
      <text:p text:style-name="P5"><text:s text:c="4"/>enumerable: false,</text:p>
      <text:p text:style-name="P5"><text:s text:c="4"/>configurable: false</text:p>
      <text:p text:style-name="P5">})</text:p>
      <text:p text:style-name="P5">Si queremos modificar un propiedad que tienen writable: false no permitirá que su valor sea modificado</text:p>
      <text:p text:style-name="P5"/>
      <text:p text:style-name="P5">person.mail // 'zajith@outlook.com'</text:p>
      <text:p text:style-name="P5">person.mail = 'zajith@gmail.com' // 'zajith@gmail.com'</text:p>
      <text:p text:style-name="P5">person.mail // // 'zajith@outlook.com'</text:p>
      <text:p text:style-name="P5">Object.keys solo muestra las propiedades que tienen enumerable: true. A diferencia de Object.getOwnPropertyNames que muestra todas las propiedades</text:p>
      <text:p text:style-name="P5"/>
      <text:p text:style-name="P5">Object.keys(person) // [ 'userName', 'age', 'approvedCourses', 'addApprovedCourse', 'mail', 'platziPoints' ]</text:p>
      <text:p text:style-name="P5">Object.getOwnPropertyNames(person) // [ 'userName', 'age', 'approvedCourses', 'addApprovedCourse', 'mail', 'twitter', 'platziPoints', 'gender' ]</text:p>
      <text:p text:style-name="P5">Si queremos eliminar propiedad que tienen configurable: false no permitirá que sea borrada del objeto.</text:p>
      <text:p text:style-name="P5"/>
      <text:p text:style-name="P5">delete person.platziPoints // false</text:p>
      <text:p text:style-name="P5">delete person.userName // true</text:p>
      <text:p text:style-name="P5">Object.freeze()</text:p>
      <text:p text:style-name="P5"/>
      <text:p text:style-name="P5">Este método congela un objeto que sea pasado. Es decir:</text:p>
      <text:p text:style-name="P5"><text:soft-page-break/></text:p>
      <text:p text:style-name="P5">Impide que se le agreguen nuevas propiedades</text:p>
      <text:p text:style-name="P5">Impide que sean eliminas propiedades ya existentes</text:p>
      <text:p text:style-name="P5">Impide que sus las propiedades internas (writable, enumerable y configurable) sean modificadas</text:p>
      <text:p text:style-name="P5">const person = {</text:p>
      <text:p text:style-name="P5"><text:s text:c="2"/>userName: 'zajithcorro',</text:p>
      <text:p text:style-name="P5"><text:s text:c="2"/>age: 26,</text:p>
      <text:p text:style-name="P5"><text:s text:c="2"/>approvedCourses: ['Curso Profesional de Git y Github'],</text:p>
      <text:p text:style-name="P5"><text:s text:c="2"/>addApprovedCourse (course) {</text:p>
      <text:p text:style-name="P5"><text:s text:c="4"/>console.log(this)</text:p>
      <text:p text:style-name="P5"><text:s text:c="4"/>this.approvedCourses.push(course);</text:p>
      <text:p text:style-name="P5"><text:s text:c="2"/>}</text:p>
      <text:p text:style-name="P5">}</text:p>
      <text:p text:style-name="P5"/>
      <text:p text:style-name="P5">Object.freeze(person)</text:p>
      <text:p text:style-name="P5"/>
      <text:p text:style-name="P5">person.mail = 'zajith@mail.com'</text:p>
      <text:p text:style-name="P5">Object.keys(person) // [ 'userName', 'age', 'approvedCourses', 'addApprovedCourse' ]</text:p>
      <text:p text:style-name="P5"/>
      <text:p text:style-name="P5">person.age = 27</text:p>
      <text:p text:style-name="P5">person.age // 26</text:p>
      <text:p text:style-name="P5"/>
      <text:p text:style-name="P5">delete person.userName // false</text:p>
      <text:p text:style-name="P5">Object.seal()</text:p>
      <text:p text:style-name="P5"/>
      <text:p text:style-name="P5">Este método sella un objeto que sea pasada. Es decir:</text:p>
      <text:p text:style-name="P5"/>
      <text:p text:style-name="P5">Impide que nuevas propiedades sean agregadas</text:p>
      <text:p text:style-name="P5">Cambia en todas las propiedades configurable: false, con lo que impide que sean borradas</text:p>
      <text:p text:style-name="P5">Las propiedades aún puede ser modificadas, ya que writable esta true</text:p>
      <text:p text:style-name="P5">const person = {</text:p>
      <text:p text:style-name="P5"><text:s text:c="2"/>userName: 'zajithcorro',</text:p>
      <text:p text:style-name="P5"><text:s text:c="2"/>age: 26,</text:p>
      <text:p text:style-name="P5"><text:s text:c="2"/>approvedCourses: ['Curso Profesional de Git y Github'],</text:p>
      <text:p text:style-name="P5"><text:s text:c="2"/>addApprovedCourse (course) {</text:p>
      <text:p text:style-name="P5"><text:s text:c="4"/>console.log(this)</text:p>
      <text:p text:style-name="P5"><text:s text:c="4"/>this.approvedCourses.push(course);</text:p>
      <text:p text:style-name="P5"><text:s text:c="2"/>}</text:p>
      <text:p text:style-name="P5">}</text:p>
      <text:p text:style-name="P5"/>
      <text:p text:style-name="P5">Object.seal(person)</text:p>
      <text:p text:style-name="P5"/>
      <text:p text:style-name="P5">person.mail = 'zajith@mail.com'</text:p>
      <text:p text:style-name="P5"><text:soft-page-break/>Object.keys(person) // [ 'userName', 'age', 'approvedCourses', 'addApprovedCourse' ]</text:p>
      <text:p text:style-name="P5"/>
      <text:p text:style-name="P5">delete person.userName // false</text:p>
      <text:p text:style-name="P5"/>
      <text:p text:style-name="P5">person.age = 27</text:p>
      <text:p text:style-name="P5">person.age // 27</text:p>
      <text:p text:style-name="P5"/>
      <text:p text:style-name="P3"><text:span text:style-name="T4">Clase 5 </text:span>Cómo funciona la memoria en JavaScript</text:p>
      <text:p text:style-name="P6"/>
      <text:p text:style-name="P5"/>
      <text:p text:style-name="P5">🎳 Las variables son referencias a un espacio en memoria.</text:p>
      <text:p text:style-name="P9"><text:span text:style-name="T3">🎩 Los navegadores web</text:span> usan dos tipos de memorias: Stack y Heap.</text:p>
      <text:p text:style-name="P9">📁 La memoria Stack es muy rápida, pero sin tanto espacio. Aquí se guardan los valores primitivos (booleanos, s<text:span text:style-name="T3">trings, números…).</text:span></text:p>
      <text:p text:style-name="P5">🌪 La memoria Heap es más lenta, pero permite guardar enormes cantidades de información (son como los tornados: grandes, lentos y desordenados). En esta memoria guardamos los valores de los objetos ({...}).</text:p>
      <text:p text:style-name="P5"/>
      <text:p text:style-name="P5">.</text:p>
      <text:p text:style-name="P5"/>
      <text:p text:style-name="P5">Entender cómo funciona la memoria en JavaScript no solo será útil para aprender POO, sino también para programación funcional. 😉</text:p>
      <text:p text:style-name="P5">Las variables son una referencia a un espacio en memoria. Dependiendo del tipo de valor que sean serán ubicadas en alguna de las dos tipos de memoria:</text:p>
      <text:p text:style-name="P5"/>
      <text:p text:style-name="P5">Stack - Mucho más rápida, pero sin tanto espacio</text:p>
      <text:p text:style-name="P5">Heap - Más lenta, pero con mucho más espacio</text:p>
      <text:p text:style-name="P5">Las variables que no tienen un valor de tipo objeto, son almacenadas en la memoria stack. Las variables que tienen como valor un objeto, funcionan de una manera diferente:</text:p>
      <text:p text:style-name="P5"/>
      <text:p text:style-name="P5">El valor (objeto) es guardada en la memoria heap</text:p>
      <text:p text:style-name="P5">En la memoria stack se guarda un apuntador (pointer) hacia la memoria heap</text:p>
      <text:p text:style-name="P5">Es por esto que cuando nosotros asignamos una variable que tiene como valor un objeto, a una nueva variable, lo unico que hacemos es asignar el apuntador. Es así que al modificar el objeto, en cualquiera de las dos variables, los cambios se reflejan en las dos</text:p>
      <text:p text:style-name="P5"/>
      <text:p text:style-name="P5">const person = {</text:p>
      <text:p text:style-name="P5"><text:s/>name: 'Zajith',</text:p>
      <text:p text:style-name="P5"><text:s/>email: 'zajith@mail.com',</text:p>
      <text:p text:style-name="P5">}</text:p>
      <text:p text:style-name="P5"/>
      <text:p text:style-name="P5">const person2 = person</text:p>
      <text:p text:style-name="P5"><text:soft-page-break/></text:p>
      <text:p text:style-name="P5">person2.name = 'Juanito'</text:p>
      <text:p text:style-name="P5"/>
      <text:p text:style-name="P5">person2 // { name: 'Juanito', email: 'zajith@mail.com' }</text:p>
      <text:p text:style-name="P5">person // { name: 'Juanito', email: 'zajith@mail.com' }</text:p>
      <text:p text:style-name="P5"/>
      <text:p text:style-name="P7"><text:span text:style-name="T5">Clase6 :</text:span>Shallow copy en JavaScript</text:p>
      <text:p text:style-name="P5">Shallow copy</text:p>
      <text:p text:style-name="P5">El Shallow Copy (copia superficial) es una copia bit a bit de un objeto. Se crea un nuevo objeto que tiene una copia exacta de los valores del objeto original. Si alguno de los campos del objeto son referencias a otros objetos, solo se copian las direcciones de referencia, es decir, solo se copia la dirección de memoria.</text:p>
      <text:p text:style-name="P5"/>
      <text:p text:style-name="P5">jqOlM.jpg</text:p>
      <text:p text:style-name="P5">Object.assign()</text:p>
      <text:p text:style-name="P5">El método Object.assign () copia todas las propiedades propias enumerables de uno o más objetos de origen a un objeto de destino. Devuelve el objeto de destino modificado.</text:p>
      <text:p text:style-name="P5"/>
      <text:p text:style-name="P5">Las propiedades del objeto de destino se sobrescriben con las propiedades de los orígenes si tienen la misma clave. Las propiedades de las fuentes posteriores sobrescriben a las anteriores.</text:p>
      <text:p text:style-name="P5"/>
      <text:p text:style-name="P5">Object.create()</text:p>
      <text:p text:style-name="P5">El método Object.create () crea un nuevo objeto, utilizando un objeto existente como prototipo del objeto recién creado.</text:p>
      <text:p text:style-name="P5"/>
      <text:p text:style-name="P5">La diferencia entre Object.create y Object.assign</text:p>
      <text:p text:style-name="P5">La principal diferencia entre Object.create() y Object.assign() es que el método Object.assign crea un nuevo Object. utiliza el objeto proporcionado como prototipo del Objeto recién creado. Mientras que el método Object.assign() copia todas las propiedades de los objetos de origen al objeto de destino, que es el primer parámetro de esta función y devuelve este Objeto de destino.</text:p>
      <text:p text:style-name="P5"/>
      <text:p text:style-name="P5">Por lo tanto, vemos que mientras Object.create() define propiedades en nuestro Object recién creado. Object.assign() simplemente asigna el valor de los objetos de origen de destino a nuestro Objeto de destino.</text:p>
      <text:p text:style-name="P5"/>
      <text:p text:style-name="P5">Código Clase</text:p>
      <text:p text:style-name="P5">const obj1 = {</text:p>
      <text:p text:style-name="P5"><text:s text:c="4"/>a: 'a',</text:p>
      <text:p text:style-name="P5"><text:s text:c="4"/>b: 'b',</text:p>
      <text:p text:style-name="P5"><text:s text:c="4"/>c: {</text:p>
      <text:p text:style-name="P5"><text:s text:c="8"/>d: 'd',</text:p>
      <text:p text:style-name="P5"><text:soft-page-break/><text:s text:c="8"/>e: 'e',</text:p>
      <text:p text:style-name="P5"><text:s text:c="4"/>},</text:p>
      <text:p text:style-name="P5">};</text:p>
      <text:p text:style-name="P5"/>
      <text:p text:style-name="P5">// Shallow Copy con for</text:p>
      <text:p text:style-name="P5">const obj2 = {};</text:p>
      <text:p text:style-name="P5">for (prop in obj1) {</text:p>
      <text:p text:style-name="P5"><text:s text:c="4"/>obj2[prop] = obj1[prop]; </text:p>
      <text:p text:style-name="P5">}</text:p>
      <text:p text:style-name="P5"/>
      <text:p text:style-name="P5">// Metodos de Object para hacer Shallow Copy</text:p>
      <text:p text:style-name="P5">const obj3 = Object.assign({}, obj1);</text:p>
      <text:p text:style-name="P5">const obj4 = Object.create(obj1);</text:p>
      <text:p text:style-name="P5"/>
      <text:p text:style-name="P7"><text:span text:style-name="T5">Clase7: </text:span>JSON.parse y JSON.stringify</text:p>
      <text:p text:style-name="P5">Código Clase</text:p>
      <text:p text:style-name="P5">const obj1 = {</text:p>
      <text:p text:style-name="P5"><text:s text:c="4"/>a: 'a',</text:p>
      <text:p text:style-name="P5"><text:s text:c="4"/>b: 'b',</text:p>
      <text:p text:style-name="P5"><text:s text:c="4"/>c: {</text:p>
      <text:p text:style-name="P5"><text:s text:c="8"/>d: 'd',</text:p>
      <text:p text:style-name="P5"><text:s text:c="8"/>e: 'e',</text:p>
      <text:p text:style-name="P5"><text:s text:c="4"/>},</text:p>
      <text:p text:style-name="P5"><text:s text:c="4"/>editA() {</text:p>
      <text:p text:style-name="P5"><text:s text:c="8"/>this.a = 'Abcd'</text:p>
      <text:p text:style-name="P5"><text:s text:c="4"/>}</text:p>
      <text:p text:style-name="P5">};</text:p>
      <text:p text:style-name="P5"/>
      <text:p text:style-name="P5">const stringifiedComplexObj = JSON.stringify(obj1);</text:p>
      <text:p text:style-name="P5">// "{\"a\":\"a\",\"b\":\"b\",\"c\":{\"d\":\"d\",\"e\":\"e\"},\"f\":[1,\"2\",3]}"</text:p>
      <text:p text:style-name="P5"/>
      <text:p text:style-name="P5">const obj2 = JSON.parse(stringifiedComplexObj); </text:p>
      <text:p text:style-name="P5">// {a: "a", b: "b", c: {d: "d", e: "e"}}</text:p>
      <text:p text:style-name="P5">JSON.stringify()</text:p>
      <text:p text:style-name="P5">El método JSON.stringify() convierte un objeto o valor de JavaScript en una cadena JSON, reemplazando opcionalmente valores si se especifica una función de reemplazo u opcionalmente incluyendo solo las propiedades especificadas si se especifica una matriz de reemplazo.</text:p>
      <text:p text:style-name="P5"/>
      <text:p text:style-name="P5">Descripción</text:p>
      <text:p text:style-name="P5">Los objetos Boolean, Number, and String se convierten a sus valores primitivos, de acuerdo con la conversión semántica tradicional.</text:p>
      <text:p text:style-name="P5">Si durante la conversión se encuentra un undefined, una Function, o un Symbol se omite (cuando se encuentra en un objeto) o se censura a null (cuando se encuentra en <text:soft-page-break/>un array). JSON.stringify() puede devolver undefined cuando se pasan valores “puros” como JSON.stringify(function(){}) o JSON.stringify(undefined).</text:p>
      <text:p text:style-name="P5">Todas las propiedades que utilicen Symbol en los nombres de la clave se ignoran por completo, incluso si utilizan una función replacer.</text:p>
      <text:p text:style-name="P5">Las instancias de Date implementan la función toJSON() devolviendo una cadena de texto (igual que date.toISOString()). Por lo que son tratadas como strings.</text:p>
      <text:p text:style-name="P5">Los números Infinity y NaN, así como el valor null, se consideran null.</text:p>
      <text:p text:style-name="P5">El resto de instancias de Object (incluyendo Map, Set, WeakMap, y WeakSet) sólo tendrán serializadas sus propiedades enumerables.</text:p>
      <text:p text:style-name="P5">JSON.stringify () convierte un valor en notación JSON que lo representa:</text:p>
      <text:p text:style-name="P5"/>
      <text:p text:style-name="P5">JSON.parse()</text:p>
      <text:p text:style-name="P5">El método JSON.parse() analiza una cadena de texto (string) como JSON, transformando opcionalmente el valor producido por el análisis.</text:p>
      <text:p text:style-name="P5"/>
      <text:p text:style-name="P5">Why JSON.parse(JSON.stringify()) is a bad practice to clone an object in JavaScript</text:p>
      <text:p text:style-name="P5">Puedes perder tipos de datos.</text:p>
      <text:p text:style-name="P5">JavaScript no te avisara cuando pierdas algún tipo de dato al usar JSON.stringify(), asi que GG mi rey</text:p>
      <text:p text:style-name="P5">Convierte tipos de datos no soportados en soportados, como infinity y NaN en null</text:p>
      <text:p text:style-name="P5">Los tipos de datos Date serán parseados como strings, no como Date</text:p>
      <text:p text:style-name="P5">No es tan rápido y eficiente.</text:p>
      <text:p text:style-name="P5"/>
      <text:p text:style-name="P8">Clase8: Recursividad</text:p>
      <text:p text:style-name="P5">¿Por qué escribir programas recursivos?</text:p>
      <text:p text:style-name="P5">Son mas cercanos a la descripción matemática.</text:p>
      <text:p text:style-name="P5">Generalmente mas fáciles de analizar</text:p>
      <text:p text:style-name="P5">Se adaptan mejor a las estructuras de datos recursivas.</text:p>
      <text:p text:style-name="P5">Los algoritmos recursivos ofrecen soluciones estructuradas, modulares y elegantemente simples.</text:p>
      <text:p text:style-name="P5">Factible de utilizar recursividad</text:p>
      <text:p text:style-name="P5">Para simplificar el código.</text:p>
      <text:p text:style-name="P5">Cuando la estructura de datos es recursiva</text:p>
      <text:p text:style-name="P5">ejemplo : árboles.</text:p>
      <text:p text:style-name="P5">No factible utilizar recursividad</text:p>
      <text:p text:style-name="P5">Cuando los métodos usen arreglos largos.</text:p>
      <text:p text:style-name="P5">Cuando el método cambia de manera impredecible de campos.</text:p>
      <text:p text:style-name="P5">Cuando las iteraciones sean la mejor opción.</text:p>
      <text:p text:style-name="P11">Conclusiones</text:p>
      <text:p text:style-name="P5">La recursividad consume mucha memoria y tiempo de ejecución.</text:p>
      <text:p text:style-name="P5">La recursividad puede dar lugar a la redundancia (resolver el mismo problema más de una vez)</text:p>
      <text:p text:style-name="P5">A veces es más sencillo encontrar una solución recursiva que una iterativa</text:p>
      <text:p text:style-name="P5"/>
      <text:p text:style-name="P5"><text:soft-page-break/>¿Qué es recursividad?</text:p>
      <text:p text:style-name="P5">Recursividad es una técnica de programación que consiste en que una función se llama a sí misma y crea una nueva ejecución de nuestra función</text:p>
      <text:p text:style-name="P5"/>
      <text:p text:style-name="P5">let numero = 0;</text:p>
      <text:p text:style-name="P5"/>
      <text:p text:style-name="P5">while(numero &lt; 10){</text:p>
      <text:p text:style-name="P5"><text:s text:c="4"/>console.log(numero);</text:p>
      <text:p text:style-name="P5"><text:s text:c="4"/>numero++;</text:p>
      <text:p text:style-name="P5">}</text:p>
      <text:p text:style-name="P5">en recursividad sería_</text:p>
      <text:p text:style-name="P5"/>
      <text:p text:style-name="P5">function recursiva(numero){</text:p>
      <text:p text:style-name="P5"><text:s text:c="4"/>console.log(numero);</text:p>
      <text:p text:style-name="P5"><text:s text:c="4"/>if(numero &lt; 5){</text:p>
      <text:p text:style-name="P5">return recursiva(numero + 1);</text:p>
      <text:p text:style-name="P5"><text:s text:c="4"/>}else {</text:p>
      <text:p text:style-name="P5"><text:s text:c="8"/>return 5;</text:p>
      <text:p text:style-name="P5"><text:s text:c="4"/>}</text:p>
      <text:p text:style-name="P5">}</text:p>
      <text:p text:style-name="P5">Imprime el número</text:p>
      <text:p text:style-name="P5">Con un condicional se valida si el número es menor a 5, si es así se llama a la función recursiva, si no, se retorna el número 5.</text:p>
      <text:p text:style-name="P5">Se llama a la función recursiva, y se le pasa el número + 1.</text:p>
      <text:p text:style-name="P5">function recursiva(){</text:p>
      <text:p text:style-name="P5"><text:s text:c="4"/>if (/* validación */){</text:p>
      <text:p text:style-name="P5"><text:s text:c="8"/>//llamados recursivo</text:p>
      <text:p text:style-name="P5"><text:s text:c="4"/>}else {</text:p>
      <text:p text:style-name="P5"><text:s text:c="8"/>//llamados normales, sin recursividad</text:p>
      <text:p text:style-name="P5"><text:s text:c="4"/>}</text:p>
      <text:p text:style-name="P5">}</text:p>
      <text:p text:style-name="P5">un ejemplo en recursivo sería así:</text:p>
      <text:p text:style-name="P5"/>
      <text:p text:style-name="P5">function recursiva(numbersArray){</text:p>
      <text:p text:style-name="P5"><text:s text:c="4"/>if(numbersArray.length != 0){</text:p>
      <text:p text:style-name="P5"><text:s text:c="8"/>const firstNumber = numbersArray[0];</text:p>
      <text:p text:style-name="P5"><text:s text:c="8"/>console.log(firstNumber);</text:p>
      <text:p text:style-name="P5"><text:s text:c="8"/>numbersArray.shift();</text:p>
      <text:p text:style-name="P5"><text:s text:c="8"/>return recursiva(numbersArray);</text:p>
      <text:p text:style-name="P5"/>
      <text:p text:style-name="P5"><text:s text:c="4"/>}</text:p>
      <text:p text:style-name="P5">}</text:p>
      <text:p text:style-name="P5">tenemos un condicional que valida si el array tiene algún elemento</text:p>
      <text:p text:style-name="P5">si es así, se imprime el primer elemento del array</text:p>
      <text:p text:style-name="P5">se llama a la función shift() para eliminar el primer elemento del array</text:p>
      <text:p text:style-name="P5"><text:soft-page-break/>se llama a la función recursiva, pero ahora con el array sin el primer elemento</text:p>
      <text:p text:style-name="P5">Vamos llamando a la función recursiva con un array cada vez más pequeño hasta que ya no tenga ningún elemento.</text:p>
      <text:p text:style-name="P5"/>
      <text:h text:style-name="Heading_20_3" text:outline-level="3">Deep Copy con recursividad</text:h>
      <text:p text:style-name="Text_20_body">Se dice que el objeto tiene un <text:span text:style-name="Strong_20_Emphasis">Deep Copy</text:span> cuando cada propiedad del objeto apunta a una copia separada, incluso si la propiedad apunta a un objeto (valores de referencia). Se crea una copia separada del objeto de referencia para el objeto de destino. En caso de copia profunda, las propiedades de referencia del objeto de origen y las propiedades de referencia del objeto de destino apuntan a diferentes ubicaciones de memoria.</text:p>
      <text:h text:style-name="Heading_20_4" text:outline-level="4">Resumen de Deep Copy</text:h>
      <text:list xml:id="list2394268566" text:style-name="L1">
        <text:list-item>
          <text:p text:style-name="P16">El objeto de destino contiene una copia separada del nombre, la edad y la designación.</text:p>
        </text:list-item>
        <text:list-item>
          <text:p text:style-name="P16">Instancias separadas de tipos de valor. Se crea una referencia separada para objetos complejos (“dirección”)</text:p>
        </text:list-item>
      </text:list>
      <text:p text:style-name="Text_20_body">La propiedad “Dirección” de los objetos de origen y destino apuntan a diferentes ubicaciones de memoria. Si el usuario actualiza la propiedad de la dirección en el objeto de origen, las actualizaciones no se reflejan en el objeto de destino.</text:p>
      <text:p text:style-name="Preformatted_20_Text"><text:span text:style-name="Source_20_Text">var userName = {</text:span></text:p>
      <text:p text:style-name="Preformatted_20_Text"><text:span text:style-name="Source_20_Text"><text:s text:c="2"/>name: "Mayank Gupta",</text:span></text:p>
      <text:p text:style-name="Preformatted_20_Text"><text:span text:style-name="Source_20_Text"><text:s text:c="2"/>age: 30,</text:span></text:p>
      <text:p text:style-name="Preformatted_20_Text"><text:span text:style-name="Source_20_Text"><text:s text:c="2"/>designation: "Developer",</text:span></text:p>
      <text:p text:style-name="Preformatted_20_Text"><text:span text:style-name="Source_20_Text"><text:s text:c="2"/>address: {</text:span></text:p>
      <text:p text:style-name="Preformatted_20_Text"><text:span text:style-name="Source_20_Text"><text:s text:c="4"/>street: "Rohini",</text:span></text:p>
      <text:p text:style-name="Preformatted_20_Text"><text:span text:style-name="Source_20_Text"><text:s text:c="4"/>city: "Delhi"</text:span></text:p>
      <text:p text:style-name="Preformatted_20_Text"><text:span text:style-name="Source_20_Text"><text:s text:c="2"/>}</text:span></text:p>
      <text:p text:style-name="Preformatted_20_Text"><text:span text:style-name="Source_20_Text">}</text:span></text:p>
      <text:h text:style-name="Heading_20_4" text:outline-level="4">Lectura importante!</text:h>
      <text:p text:style-name="Text_20_body"><text:a xlink:type="simple" xlink:href="https://medium.com/technofunnel/deep-and-shallow-copy-in-javascript-110f395330c5" office:target-frame-name="_blank" xlink:show="new" text:style-name="Internet_20_link" text:visited-style-name="Visited_20_Internet_20_Link">Deep and Shallow Copy in JavaScript</text:a></text:p>
      <text:h text:style-name="Heading_20_4" text:outline-level="4">Código Clase</text:h>
      <text:p text:style-name="Preformatted_20_Text"><text:span text:style-name="Source_20_Text">const obj1 = {</text:span></text:p>
      <text:p text:style-name="Preformatted_20_Text"><text:span text:style-name="Source_20_Text"><text:s text:c="4"/>a: 'a',</text:span></text:p>
      <text:p text:style-name="Preformatted_20_Text"><text:span text:style-name="Source_20_Text"><text:s text:c="4"/>b: 'b',</text:span></text:p>
      <text:p text:style-name="Preformatted_20_Text"><text:span text:style-name="Source_20_Text"><text:s text:c="4"/>c: {</text:span></text:p>
      <text:p text:style-name="Preformatted_20_Text"><text:span text:style-name="Source_20_Text"><text:s text:c="8"/>d: 'd',</text:span></text:p>
      <text:p text:style-name="Preformatted_20_Text"><text:span text:style-name="Source_20_Text"><text:s text:c="8"/>e: 'e',</text:span></text:p>
      <text:p text:style-name="Preformatted_20_Text"><text:span text:style-name="Source_20_Text"><text:s text:c="4"/>},</text:span></text:p>
      <text:p text:style-name="Preformatted_20_Text"><text:span text:style-name="Source_20_Text"><text:s text:c="4"/>editA() {</text:span></text:p>
      <text:p text:style-name="Preformatted_20_Text"><text:span text:style-name="Source_20_Text"><text:s text:c="8"/>this.a = 'Abcd'</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function isObject(subject) {</text:span></text:p>
      <text:p text:style-name="Preformatted_20_Text"><text:span text:style-name="Source_20_Text"><text:s text:c="4"/>return typeof subject == "object";</text:span></text:p>
      <text:p text:style-name="Preformatted_20_Text"><text:span text:style-name="Source_20_Text">}</text:span></text:p>
      <text:p text:style-name="Preformatted_20_Text"><text:span text:style-name="Source_20_Text">function isArray(subject) {</text:span></text:p>
      <text:p text:style-name="Preformatted_20_Text"><text:span text:style-name="Source_20_Text"><text:s text:c="4"/>return Array.isArray(subject);</text:span></text:p>
      <text:p text:style-name="Preformatted_20_Text"><text:span text:style-name="Source_20_Text">}</text:span></text:p>
      <text:p text:style-name="Preformatted_20_Text"/>
      <text:p text:style-name="Preformatted_20_Text"><text:span text:style-name="Source_20_Text">function deepCopy(subject) {</text:span></text:p>
      <text:p text:style-name="Preformatted_20_Text"><text:soft-page-break/><text:span text:style-name="Source_20_Text"><text:s text:c="4"/>let copySubject;</text:span></text:p>
      <text:p text:style-name="Preformatted_20_Text"/>
      <text:p text:style-name="Preformatted_20_Text"><text:span text:style-name="Source_20_Text"><text:s text:c="4"/>const subjectIsObject = isObject(subject)</text:span></text:p>
      <text:p text:style-name="Preformatted_20_Text"><text:span text:style-name="Source_20_Text"><text:s text:c="4"/>const subjectIsArray = isArray(subject)</text:span></text:p>
      <text:p text:style-name="Preformatted_20_Text"><text:span text:style-name="Source_20_Text"><text:s/></text:span></text:p>
      <text:p text:style-name="Preformatted_20_Text"><text:span text:style-name="Source_20_Text"><text:s text:c="4"/>// inicializamos la variable copySubject segun su tipo de dato</text:span></text:p>
      <text:p text:style-name="Preformatted_20_Text"><text:span text:style-name="Source_20_Text"><text:s text:c="4"/>if (subjectIsArray) {</text:span></text:p>
      <text:p text:style-name="Preformatted_20_Text"><text:span text:style-name="Source_20_Text"><text:s text:c="8"/>copySubject = [];</text:span></text:p>
      <text:p text:style-name="Preformatted_20_Text"><text:span text:style-name="Source_20_Text"><text:s text:c="4"/>} else if (subjectIsObject) {</text:span></text:p>
      <text:p text:style-name="Preformatted_20_Text"><text:span text:style-name="Source_20_Text"><text:s text:c="8"/>copySubject = {};</text:span></text:p>
      <text:p text:style-name="Preformatted_20_Text"><text:span text:style-name="Source_20_Text"><text:s text:c="4"/>} else {</text:span></text:p>
      <text:p text:style-name="Preformatted_20_Text"><text:span text:style-name="Source_20_Text"><text:s text:c="8"/>return subject;</text:span></text:p>
      <text:p text:style-name="Preformatted_20_Text"><text:span text:style-name="Source_20_Text"><text:s text:c="4"/>}</text:span></text:p>
      <text:p text:style-name="Preformatted_20_Text"/>
      <text:p text:style-name="Preformatted_20_Text"><text:span text:style-name="Source_20_Text"><text:s text:c="4"/>// Empieza la recursividad</text:span></text:p>
      <text:p text:style-name="Preformatted_20_Text"><text:span text:style-name="Source_20_Text"><text:s text:c="4"/>for (key in subject) {</text:span></text:p>
      <text:p text:style-name="Preformatted_20_Text"><text:span text:style-name="Source_20_Text"><text:s text:c="8"/>const keyIsObject = isObject(subject[key]); // propiedad de nuestro elemento</text:span></text:p>
      <text:p text:style-name="Preformatted_20_Text"/>
      <text:p text:style-name="Preformatted_20_Text"><text:span text:style-name="Source_20_Text"><text:s text:c="8"/>if (keyIsObject) {</text:span></text:p>
      <text:p text:style-name="Preformatted_20_Text"><text:span text:style-name="Source_20_Text"><text:s text:c="12"/>copySubject[key] = deepCopy(subject[key]) // Si la propiedad es un objeto, se vuelve a llamar a deepCopy para volver a hacer las asignaciones por cada una de las propiedades de los objetos.</text:span></text:p>
      <text:p text:style-name="Preformatted_20_Text"><text:span text:style-name="Source_20_Text"><text:s text:c="8"/>} else {</text:span></text:p>
      <text:p text:style-name="Preformatted_20_Text"><text:span text:style-name="Source_20_Text"><text:s text:c="12"/>if (subjectIsArray) {</text:span></text:p>
      <text:p text:style-name="Preformatted_20_Text"><text:span text:style-name="Source_20_Text"><text:s text:c="16"/>copySubject.push(subject[key])</text:span></text:p>
      <text:p text:style-name="Preformatted_20_Text"><text:span text:style-name="Source_20_Text"><text:s text:c="12"/>} else {</text:span></text:p>
      <text:p text:style-name="Preformatted_20_Text"><text:span text:style-name="Source_20_Text"><text:s text:c="16"/>copySubject[key] = subject[key]</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return copySubject;</text:span></text:p>
      <text:p text:style-name="Preformatted_20_Text"><text:span text:style-name="Source_20_Text">}</text:span></text:p>
      <text:p text:style-name="Preformatted_20_Text"/>
      <text:p text:style-name="Preformatted_20_Text"><text:span text:style-name="Source_20_Text">// Pruebas en devTools</text:span></text:p>
      <text:p text:style-name="Preformatted_20_Text"><text:span text:style-name="Source_20_Text">// const obj2 = deepCopy(obj1);</text:span></text:p>
      <text:p text:style-name="Preformatted_20_Text"/>
      <text:p text:style-name="Preformatted_20_Text"><text:span text:style-name="Source_20_Text">// obj1</text:span></text:p>
      <text:p text:style-name="Preformatted_20_Text"><text:span text:style-name="Source_20_Text">// obj2</text:span></text:p>
      <text:p text:style-name="Preformatted_20_Text"/>
      <text:p text:style-name="Preformatted_20_Text"><text:span text:style-name="Source_20_Text">// obj1.a = 'AMORMIO'</text:span></text:p>
      <text:p text:style-name="Preformatted_20_Text"/>
      <text:p text:style-name="Preformatted_20_Text"><text:span text:style-name="Source_20_Text">// obj2.a = 'Si estoy debajo del vaivén de tus piernas'</text:span></text:p>
      <text:p text:style-name="Preformatted_20_Text"/>
      <text:p text:style-name="Preformatted_20_Text"><text:span text:style-name="Source_20_Text">// obj1</text:span></text:p>
      <text:p text:style-name="Preformatted_20_Text"><text:span text:style-name="Source_20_Text">// obj2</text:span></text:p>
      <text:p text:style-name="Preformatted_20_Text"><text:span text:style-name="Source_20_Text"/></text:p>
      <text:p text:style-name="P4">Abstracción con objetos literales y deep copy</text:p>
      <text:p text:style-name="Standard">Object.isSealed()</text:p>
      <text:p text:style-name="Standard">El método **Object.isSealed()** si el objeto está sellado.</text:p>
      <text:p text:style-name="Standard"/>
      <text:p text:style-name="Standard">Devuelve true si el objeto está sellado, de lo contrario devuelve false. Un objeto está sellado si no es extensible y si todas sus propiedades no se pueden configurar y por lo tanto no removibles (pero no necesariamente no modificables).</text:p>
      <text:p text:style-name="Standard"/>
      <text:p text:style-name="Standard">Object.isFrozen()</text:p>
      <text:p text:style-name="Standard">El método **Object.isFrozen()** determina si un objeto está congelado.</text:p>
      <text:p text:style-name="Standard"/>
      <text:p text:style-name="Standard"><text:soft-page-break/>Devuelve true si el objeto está sellado, de lo contrario devuelve false. Un objeto está sellado si no es extensible y si todas sus propiedades no se pueden configurar y por lo tanto no removibles (pero no necesariamente no modificables).</text:p>
      <text:p text:style-name="Standard"/>
      <text:p text:style-name="Standard">Un objeto está congelado si y solo si no es extendible, todas sus propiedades son no-configurables, y todos los datos de sus propiedades no tienen capacidad de escritura.</text:p>
      <text:p text:style-name="Standard"/>
      <text:p text:style-name="Standard">Código Clase</text:p>
      <text:p text:style-name="Standard">/* Codigo para hacer un DeepCopy */</text:p>
      <text:p text:style-name="Standard">const studentBase = {</text:p>
      <text:p text:style-name="Standard"><text:s text:c="4"/>name: undefined,</text:p>
      <text:p text:style-name="Standard"><text:s text:c="4"/>email: undefined,</text:p>
      <text:p text:style-name="Standard"><text:s text:c="4"/>age: undefined,</text:p>
      <text:p text:style-name="Standard"><text:s text:c="4"/>approvedCourse: undefined,</text:p>
      <text:p text:style-name="Standard"><text:s text:c="4"/>learningPaths: undefined,</text:p>
      <text:p text:style-name="Standard"><text:s text:c="4"/>socialMedia: {</text:p>
      <text:p text:style-name="Standard"><text:s text:c="8"/>twitter: undefined,</text:p>
      <text:p text:style-name="Standard"><text:s text:c="8"/>instagram: undefined,</text:p>
      <text:p text:style-name="Standard"><text:s text:c="8"/>facebook: undefined,</text:p>
      <text:p text:style-name="Standard"><text:s text:c="4"/>}</text:p>
      <text:p text:style-name="Standard">};</text:p>
      <text:p text:style-name="Standard"/>
      <text:p text:style-name="Standard">const carlos = deepCopy(studentBase);</text:p>
      <text:p text:style-name="Standard">// Object.defineProperty(carlos, "name", {</text:p>
      <text:p text:style-name="Standard">// <text:s text:c="4"/>value: "Carlitos",</text:p>
      <text:p text:style-name="Standard">// <text:s text:c="4"/>configurable: false,</text:p>
      <text:p text:style-name="Standard">// });</text:p>
      <text:p text:style-name="Standard">Object.seal(carlos); // Es lo mismo que lo de arriba pero mas easy</text:p>
      <text:p text:style-name="Standard">carlos.name = "Carlitos";</text:p>
      <text:p text:style-name="Standard"/>
      <text:p text:style-name="Standard">Object.isSealed(carlos); // Nos muestra con True o False si todas las propiedades estan selladas</text:p>
      <text:p text:style-name="Standard">Object.isFrozen(carlos); // Nos muestra con True o False si todas las propiedades estan congeladas</text:p>
      <text:p text:style-name="Standard"/>
      <text:h text:style-name="Heading_20_2" text:outline-level="2"> FACTORY PATTERN Y RORO</text:h>
      <text:p text:style-name="Text_20_body">RORO es un patrón de diseño que consiste en crear una función que devuelve un objeto.<text:line-break/>RO -&gt; Recibir un objeto<text:line-break/>RO -&gt; Retornar un objeto</text:p>
      <text:p text:style-name="Preformatted_20_Text"><text:span text:style-name="Source_20_Text">function requiredParam(param){</text:span></text:p>
      <text:p text:style-name="Preformatted_20_Text"><text:span text:style-name="Source_20_Text"><text:s text:c="4"/>throw new Error(param + "missing parameter")</text:span></text:p>
      <text:p text:style-name="Preformatted_20_Text"><text:span text:style-name="Source_20_Text">}</text:span></text:p>
      <text:p text:style-name="Text_20_body">el código anterior es una función que retorna un error.</text:p>
      <text:p text:style-name="Preformatted_20_Text"><text:span text:style-name="Source_20_Text">function createStudent({</text:span></text:p>
      <text:p text:style-name="Preformatted_20_Text"><text:span text:style-name="Source_20_Text"><text:s text:c="4"/>name = requiredParam("name")</text:span></text:p>
      <text:p text:style-name="Preformatted_20_Text"><text:span text:style-name="Source_20_Text"><text:s text:c="4"/>email = requiredParam("email"),</text:span></text:p>
      <text:p text:style-name="Preformatted_20_Text"><text:span text:style-name="Source_20_Text"><text:s text:c="4"/>age,</text:span></text:p>
      <text:p text:style-name="Preformatted_20_Text"><text:span text:style-name="Source_20_Text"><text:s text:c="4"/>aprrovedCourses = [],</text:span></text:p>
      <text:p text:style-name="Preformatted_20_Text"><text:span text:style-name="Source_20_Text"><text:s text:c="4"/>learningPaths = [],</text:span></text:p>
      <text:p text:style-name="Preformatted_20_Text"><text:span text:style-name="Source_20_Text"><text:s text:c="4"/>socialMedia,</text:span></text:p>
      <text:p text:style-name="Preformatted_20_Text"><text:span text:style-name="Source_20_Text">} = {})</text:span></text:p>
      <text:p text:style-name="Text_20_body">tira error cuando no estamos eenviando ninguna propiedad name o email.</text:p>
      <text:p text:style-name="P4"><text:soft-page-break/>Module pattern y namespaces: propiedades privadas en JavaScript</text:p>
      <text:p text:style-name="Standard">JavaScript no es un lenguaje fuertemente tipado, osea, que no tenemos que definir el tipo de nuestras variables. JavaScript entenderá que tipo de variable estamos usando.</text:p>
      <text:p text:style-name="Standard"/>
      <text:p text:style-name="Standard">En javascript no hay una palabra clave para definir una variable privada por lo que podemos crear una función que nos permita crear esta variable.</text:p>
      <text:p text:style-name="Standard"/>
      <text:p text:style-name="Standard">Por lo general, podemos usar el Object.defineProperty() para crear la variable publica o privada</text:p>
      <text:p text:style-name="Standard"/>
      <text:p text:style-name="P4">GETTERS Y SETTERS</text:p>
      <text:p text:style-name="Standard">Utilizamos el método estático del prototipo object getOwnPropertyDescriptor().</text:p>
      <text:p text:style-name="Standard">Una función obtiene un valor de una propiedad se le llama getter y una que setea(establece) un valor de una propiedad se le llama setter</text:p>
      <text:p text:style-name="Standard">Para crearlos simplemente necesitan los keywords get y set</text:p>
      <text:p text:style-name="Standard"/>
      <text:p text:style-name="Standard"/>
      <text:p text:style-name="Standard">const obj = {</text:p>
      <text:p text:style-name="Standard"><text:s text:c="4"/>get prop(){</text:p>
      <text:p text:style-name="Standard"><text:s text:c="8"/>return this.__prop__;</text:p>
      <text:p text:style-name="Standard"><text:s text:c="4"/>},</text:p>
      <text:p text:style-name="Standard"><text:s text:c="4"/>set prop() {</text:p>
      <text:p text:style-name="Standard"><text:s text:c="8"/>this.__prop__ = value * 2 ;</text:p>
      <text:p text:style-name="Standard"><text:s text:c="4"/>},</text:p>
      <text:p text:style-name="Standard">};</text:p>
      <text:p text:style-name="Standard">obj.prop = 12;</text:p>
      <text:p text:style-name="Standard"/>
      <text:p text:style-name="Standard">console.log(obj.prop); // 24</text:p>
      <text:p text:style-name="Standard"/>
      <text:p text:style-name="Standard">Se crea un objeto, con una única propiedad, tiene un getter y un setter. De esta manera cada vz que le establezcamos un alor a la propiedad, el valor se multiplicará por 2.</text:p>
      <text:p text:style-name="Standard"/>
      <text:p text:style-name="Standard">se puede crear un accessor properties es e manera explćita usando Object.defineProperty()</text:p>
      <text:p text:style-name="Standard"/>
      <text:p text:style-name="Standard">Object.defineProperty(obj,//objeto target</text:p>
      <text:p text:style-name="Standard">'prop', //nombre de la propiedad)</text:p>
      <text:p text:style-name="Standard"><text:s/>{</text:p>
      <text:p text:style-name="Standard"><text:s text:c="4"/>enumerable:true,</text:p>
      <text:p text:style-name="Standard"><text:s text:c="4"/>configurable:true,</text:p>
      <text:p text:style-name="Standard"><text:s text:c="4"/>get prop(){</text:p>
      <text:p text:style-name="Standard"><text:s text:c="8"/>return this.__prop__;</text:p>
      <text:p text:style-name="Standard"><text:s text:c="4"/>},</text:p>
      <text:p text:style-name="Standard"><text:s text:c="4"/>set prop(value){</text:p>
      <text:p text:style-name="Standard"><text:s text:c="8"/>this.__prop__ = value * 2;</text:p>
      <text:p text:style-name="Standard"><text:s text:c="4"/>},</text:p>
      <text:p text:style-name="Standard">};</text:p>
      <text:p text:style-name="Standard"/>
      <text:p text:style-name="Standard">obj.prop = 12;</text:p>
      <text:p text:style-name="Standard">var atr = Object.getOwnProperyDescriptor(obj,'prop');</text:p>
      <text:p text:style-name="Standard">console.log(atr); // {value: 24, writable: true, enumerable: true, configurable: true}</text:p>
      <text:p text:style-name="P4"><text:soft-page-break/>¿Qué es duck typing?</text:p>
      <text:p text:style-name="Standard">Es un término utilizado por los lenguajes dinámicos que no tienen un tipado fuerte.</text:p>
      <text:p text:style-name="Standard">La idea se que no necesita un type para invocar un método existente en un objeto; si se define un método, puede invocarlo.</text:p>
      <text:p text:style-name="Standard"/>
      <text:p text:style-name="Standard">El nombre proviene de la frase:</text:p>
      <text:p text:style-name="Standard"/>
      <text:p text:style-name="Standard">"Si camina como pato y patea como pato, entonces es un pato"</text:p>
      <text:p text:style-name="Standard">En otras palabras, tiene que cumplir con ciertos métodos y atributos para considerarse alguna cosa</text:p>
      <text:p text:style-name="Standard"/>
      <text:p text:style-name="Standard">si no cumple los requisitos, significa que no es el mismo objeto</text:p>
      <text:p text:style-name="Standard"/>
      <text:p text:style-name="P15">instance <text:s/>of:</text:p>
      <text:p text:style-name="Standard">El operador instanceof verifica si un objeto en su cadena de prototipos contiene la propiedad prototype de un constructor</text:p>
      <text:p text:style-name="Standard"/>
      <text:p text:style-name="P14">objeto isntacne of constructor</text:p>
      <text:p text:style-name="P4"/>
      <text:p text:style-name="Standard">En la documentación de los recursos me percaté que existen dos maneras de usar el new</text:p>
      <text:p text:style-name="Standard">.</text:p>
      <text:p text:style-name="Standard"/>
      <text:p text:style-name="Standard">La primera en forma de Operador.* El cual permite a los desarrolladores crear una instancia de un tipo de objeto definido por el usuario o de uno de los tipos de objeto integrados que tiene una función constructora</text:p>
      <text:p text:style-name="Standard">function Car(make,model,year) {</text:p>
      <text:p text:style-name="Standard"><text:s text:c="4"/>this.make = make;</text:p>
      <text:p text:style-name="Standard"><text:s text:c="4"/>this.model = model;</text:p>
      <text:p text:style-name="Standard"><text:s text:c="4"/>this.year = year;</text:p>
      <text:p text:style-name="Standard">}</text:p>
      <text:p text:style-name="Standard">const car1 = new Car('Honda', 'Civic', '2000');</text:p>
      <text:p text:style-name="Standard"/>
      <text:p text:style-name="Standard">console.log(car1.make);// Honda</text:p>
      <text:p text:style-name="Standard"/>
      <text:p text:style-name="Standard">// sintaxis</text:p>
      <text:p text:style-name="Standard"/>
      <text:p text:style-name="Standard">new constructor[([arguments])]</text:p>
      <text:p text:style-name="Standard">constructor. Una clase o función que especifica el tipo de instancia del objeto.</text:p>
      <text:p text:style-name="Standard">arguments. Una lista de valores con los que se llamará al constructor.</text:p>
      <text:p text:style-name="Standard"/>
      <text:p text:style-name="Standard">La palabra new hace lo siguiente:</text:p>
      <text:p text:style-name="Standard"/>
      <text:p text:style-name="Standard">Crea un objeto avascript simple y en blanco;</text:p>
      <text:p text:style-name="Standard">vincula (establee el constructor de) este objeto a otro bojeto;</text:p>
      <text:p text:style-name="Standard">Pasa el objeto recién creado del paso 1 como contexto this;</text:p>
      <text:p text:style-name="Standard">Devuelve this si la función no devuelve un objeto.</text:p>
      <text:p text:style-name="Standard">La creación de un objeto definido por el usuario requiere dos pasos:</text:p>
      <text:p text:style-name="Standard">Defina el tipo de objto escribiendo una función</text:p>
      <text:p text:style-name="Standard">Crea una instancia de objeto new</text:p>
      <text:p text:style-name="Standard"><text:soft-page-break/>new.target. Esta propidad nos permite detectar si una función o constructor fue llamado usando el operador new. En constructores y funciones instanciadas con el operador new, new.target devuelve una referencia al constructor o función. En llamadas a funciones normales, new.target es undefined</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oboto" svg:font-family="Roboto, sans-serif"/>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3T18:49:06.615000000</meta:creation-date>
    <dc:date>2022-03-01T19:00:01.884000000</dc:date>
    <meta:editing-duration>PT8H14M44S</meta:editing-duration>
    <meta:editing-cycles>17</meta:editing-cycles>
    <meta:generator>LibreOffice/7.2.2.2$Windows_X86_64 LibreOffice_project/02b2acce88a210515b4a5bb2e46cbfb63fe97d56</meta:generator>
    <meta:document-statistic meta:table-count="0" meta:image-count="0" meta:object-count="0" meta:page-count="17" meta:paragraph-count="526" meta:word-count="3500" meta:character-count="24273" meta:non-whitespace-character-count="20350"/>
  </office:meta>
</office:document-meta>
</file>